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800000" loext:opacity="100%" fo:background-color="#ffffff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background-color="#ffffff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Text_20_body" style:list-style-name="L1">
      <style:paragraph-properties fo:margin-left="0cm" fo:margin-right="0cm" fo:text-indent="0cm" style:auto-text-indent="false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 style:list-style-name="">
      <style:paragraph-properties fo:margin-left="0cm" fo:margin-right="0cm" fo:line-height="115%" fo:text-indent="0cm" style:auto-text-indent="false"/>
      <style:text-properties fo:color="#800000" loext:opacity="100%" style:text-underline-style="solid" style:text-underline-width="auto" style:text-underline-color="font-color" fo:background-color="#ffffff"/>
    </style:style>
    <style:style style:name="P8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9" style:family="paragraph" style:parent-style-name="Text_20_body" style:list-style-name="L2">
      <style:paragraph-properties fo:margin-left="0cm" fo:margin-right="0cm" fo:text-indent="0cm" style:auto-text-indent="false"/>
    </style:style>
    <style:style style:name="T1" style:family="text">
      <style:text-properties officeooo:rsid="00020ed2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20ed2"/>
    </style:style>
    <style:style style:name="T4" style:family="text">
      <style:text-properties fo:color="#3b3b3b" loext:opacity="100%"/>
    </style:style>
    <style:style style:name="T5" style:family="text">
      <style:text-properties fo:color="#800000" loext:opacity="100%"/>
    </style:style>
    <style:style style:name="T6" style:family="text">
      <style:text-properties fo:color="#e50000" loext:opacity="100%"/>
    </style:style>
    <style:style style:name="T7" style:family="text">
      <style:text-properties fo:color="#0000ff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4"><text:span text:style-name="T3">Y</text:span><text:span text:style-name="T2">a</text:span> que no queremos que el navegador nos ponga márgenes y paddings predefinidos, empecemos poniendo el selector universal: magen 0, padding 0 y utilizaremos la propiedad <text:a xlink:type="simple" xlink:href="https://www.eniun.com/estilos-formularios-css-propiedades/#2_Propiedad_box-sizing" text:style-name="Internet_20_link" text:visited-style-name="Visited_20_Internet_20_Link">box-sizing: border-box</text:a></text:p>
        </text:list-item>
        <text:list-item>
          <text:p text:style-name="P4">Fuente de tipo Arial.</text:p>
        </text:list-item>
        <text:list-item>
          <text:p text:style-name="P4">Color de fondo: #425067</text:p>
        </text:list-item>
        <text:list-item>
          <text:p text:style-name="P4">El contenedor principal (menú, main, footer) está centrado y tiene un ancho máximo de 1000px.</text:p>
        </text:list-item>
        <text:list-item>
          <text:p text:style-name="P4">El header ocupa el 100% del ancho, 48px de alto y tiene un fondo de color #eeeeee. </text:p>
        </text:list-item>
        <text:list-item>
          <text:p text:style-name="P4">Las <text:a xlink:type="simple" xlink:href="https://www.eniun.com/atributos-propiedades-listas-css/#8_Propiedades_de_las_listas" text:style-name="Internet_20_link" text:visited-style-name="Visited_20_Internet_20_Link">listas que hay dentro del header no tienen ningún estilo</text:a> (quitar la viñeta) y flotan a la izquierda.</text:p>
        </text:list-item>
        <text:list-item>
          <text:p text:style-name="P4">Los enlaces que hay dentro de las listas del header no tienen subrayado, tienen un padding superior e inferior de 15px y derecho e izquierdo de 20px, tendrán la propiedad display:inline-block (de esta forma se tienen en cuenta los paddings y los valores de width y height) y el color del texto es #2d3646. Cuando pasas el ratón por encima el color de fondo es #e52f6e y el texto de color blanco.</text:p>
        </text:list-item>
        <text:list-item>
          <text:p text:style-name="P4">La etiqueta main tiene el color de fondo blanco, está flotando a la izquierda y mide 70% de ancho.</text:p>
        </text:list-item>
        <text:list-item>
          <text:p text:style-name="P4">La imagen que hay dentro del main ocupa el 100%.</text:p>
        </text:list-item>
        <text:list-item>
          <text:p text:style-name="P4">La sección tiene un padding de 30px.</text:p>
        </text:list-item>
        <text:list-item>
          <text:p text:style-name="P4">Los párrafos que hay dentro de la sección tienen el texto justificado, tienen un margen inferior de 16px y un interlineado de 1.5 em.</text:p>
        </text:list-item>
        <text:list-item>
          <text:p text:style-name="P4">El título h1 tiene un margen inferior de 20px y un tamaño de fuente de 1.6em.</text:p>
        </text:list-item>
        <text:list-item>
          <text:p text:style-name="P4">El aside mude un 30% de ancho, está flotando a la izquierda, tiene un fondo de #25d6c8 y un padding de 30px.</text:p>
        </text:list-item>
        <text:list-item>
          <text:p text:style-name="P4">Las listas del aside no tienen ningún estilo (quitamos la viñeta), tienen un margen inferior de 16px y borde inferior de 1px sólido de color negro.</text:p>
        </text:list-item>
        <text:list-item>
          <text:p text:style-name="P4">El h2 del aside es de color negro, tiene un magen inferior de 20px y el tamaño de la fuente es de 1.4em.</text:p>
        </text:list-item>
        <text:list-item>
          <text:p text:style-name="P4">El footer tiene un ancho del 70%, un padding de 60px y un color de fondo de #e52f6e. No olvides usar la propiedad que nos ayuda a limpiar los floats.</text:p>
        </text:list-item>
        <text:list-item>
          <text:p text:style-name="P4">Los párrafos que hay dentro del footer son de color blanco y están centrados.</text:p>
        </text:list-item>
        <text:list-item>
          <text:p text:style-name="P4">Añade una media query para cambiar la versión de pantalla hasta 800px. En este caso, main, aside y footer van a medir el 100% y serán display:block.</text:p>
        </text:list-item>
        <text:list-item>
          <text:p text:style-name="P5">**Sigue<text:a xlink:type="simple" xlink:href="https://www.eniun.com/buenas-practicas-css-codigo/" text:style-name="Internet_20_link" text:visited-style-name="Visited_20_Internet_20_Link"> buenas prácticas</text:a> en la creación de tus hojas de estilo. No te olvides de validar tu código y utilizar la extensión autoprefixer antes de entregar tu proye</text:p>
        </text:list-item>
      </text:list>
      <text:p text:style-name="P7"/>
      <text:p text:style-name="P3"><text:span text:style-name="T4">    </text:span><text:span text:style-name="T5">&lt;/head&gt;</text:span></text:p>
      <text:p text:style-name="P3"><text:span text:style-name="T4">    </text:span><text:span text:style-name="T5">&lt;body&gt;</text:span></text:p>
      <text:p text:style-name="P3"><text:span text:style-name="T4">    </text:span><text:span text:style-name="T5">&lt;div</text:span><text:span text:style-name="T4"> </text:span><text:span text:style-name="T6">class</text:span><text:span text:style-name="T4">=</text:span><text:span text:style-name="T7">"contenedorPrincipal"</text:span><text:span text:style-name="T5">&gt;</text:span></text:p>
      <text:p text:style-name="P3"><text:span text:style-name="T4">        </text:span><text:span text:style-name="T5">&lt;div</text:span><text:span text:style-name="T4"> </text:span><text:span text:style-name="T6">class</text:span><text:span text:style-name="T4"> =</text:span><text:span text:style-name="T7">"menu"</text:span><text:span text:style-name="T5">&gt;</text:span></text:p>
      <text:p text:style-name="P3"><text:span text:style-name="T4">        </text:span><text:span text:style-name="T5">&lt;header&gt;</text:span></text:p>
      <text:p text:style-name="P3"><text:span text:style-name="T4">          </text:span><text:span text:style-name="T5">&lt;nav</text:span><text:span text:style-name="T4"> </text:span><text:span text:style-name="T5">&gt;</text:span></text:p>
      <text:p text:style-name="P3"><text:span text:style-name="T4">            </text:span><text:span text:style-name="T5">&lt;ul</text:span><text:span text:style-name="T4"> </text:span><text:span text:style-name="T6">class</text:span><text:span text:style-name="T4">=</text:span><text:span text:style-name="T7">"menuHorizontal"</text:span><text:span text:style-name="T5">&gt;</text:span></text:p>
      <text:p text:style-name="P3"><text:span text:style-name="T4">              </text:span><text:span text:style-name="T5">&lt;li&gt;&lt;a</text:span><text:span text:style-name="T4"> </text:span><text:span text:style-name="T6">href</text:span><text:span text:style-name="T4">=</text:span><text:span text:style-name="T7">"#"</text:span><text:span text:style-name="T5">&gt;</text:span><text:span text:style-name="T4">Inicio</text:span><text:span text:style-name="T5">&lt;/a&gt;&lt;/li&gt;</text:span></text:p>
      <text:p text:style-name="P3"><text:span text:style-name="T4">              </text:span><text:span text:style-name="T5">&lt;li&gt;&lt;a</text:span><text:span text:style-name="T4"> </text:span><text:span text:style-name="T6">href</text:span><text:span text:style-name="T4">=</text:span><text:span text:style-name="T7">"#"</text:span><text:span text:style-name="T5">&gt;</text:span><text:span text:style-name="T4">Servicios</text:span><text:span text:style-name="T5">&lt;/a&gt;&lt;/li&gt;</text:span></text:p>
      <text:p text:style-name="P3"><text:span text:style-name="T4">              </text:span><text:span text:style-name="T5">&lt;li&gt;&lt;a</text:span><text:span text:style-name="T4"> </text:span><text:span text:style-name="T6">href</text:span><text:span text:style-name="T4">=</text:span><text:span text:style-name="T7">"#"</text:span><text:span text:style-name="T5">&gt;</text:span><text:span text:style-name="T4">Blog</text:span><text:span text:style-name="T5">&lt;/a&gt;&lt;/li&gt;</text:span></text:p>
      <text:p text:style-name="P3"><text:soft-page-break/><text:span text:style-name="T4">            </text:span><text:span text:style-name="T5">&lt;/ul&gt;</text:span></text:p>
      <text:p text:style-name="P3"><text:span text:style-name="T4">          </text:span><text:span text:style-name="T5">&lt;/nav&gt;</text:span></text:p>
      <text:p text:style-name="P3"><text:span text:style-name="T4">        </text:span><text:span text:style-name="T5">&lt;/header&gt;</text:span></text:p>
      <text:p text:style-name="P3"><text:span text:style-name="T4">        </text:span><text:span text:style-name="T5">&lt;/div&gt;</text:span></text:p>
      <text:p text:style-name="P3"><text:span text:style-name="T4">        </text:span><text:span text:style-name="T5">&lt;div</text:span><text:span text:style-name="T4"> </text:span><text:span text:style-name="T6">class</text:span><text:span text:style-name="T4"> = </text:span><text:span text:style-name="T7">"divIzq"</text:span><text:span text:style-name="T5">&gt;</text:span><text:span text:style-name="T4"> </text:span></text:p>
      <text:p text:style-name="P3"><text:span text:style-name="T4">            </text:span><text:span text:style-name="T5">&lt;main&gt;</text:span></text:p>
      <text:p text:style-name="P3"><text:span text:style-name="T4">            </text:span><text:span text:style-name="T5">&lt;div</text:span><text:span text:style-name="T4"> </text:span><text:span text:style-name="T6">clase</text:span><text:span text:style-name="T4"> = </text:span><text:span text:style-name="T7">"foto"</text:span><text:span text:style-name="T5">&gt;</text:span></text:p>
      <text:p text:style-name="P3"><text:span text:style-name="T4">            </text:span><text:span text:style-name="T5">&lt;img</text:span><text:span text:style-name="T4"> </text:span><text:span text:style-name="T6">src</text:span><text:span text:style-name="T4">=</text:span><text:span text:style-name="T7">"https://cdn.pixabay.com/photo/2015/09/09/19/56/office-932926_960_720.jpg"</text:span><text:span text:style-name="T4"> </text:span><text:span text:style-name="T6">alt</text:span><text:span text:style-name="T4">=</text:span><text:span text:style-name="T7">"imagen"</text:span><text:span text:style-name="T4"> </text:span><text:span text:style-name="T6">max</text:span><text:span text:style-name="T5">&gt;</text:span></text:p>
      <text:p text:style-name="P3"><text:span text:style-name="T4">            </text:span><text:span text:style-name="T5">&lt;/div&gt;</text:span></text:p>
      <text:p text:style-name="Standard"/>
      <text:p text:style-name="P3"><text:span text:style-name="T4">            </text:span><text:span text:style-name="T5">&lt;section&gt;</text:span></text:p>
      <text:p text:style-name="P3"><text:span text:style-name="T4">            </text:span><text:span text:style-name="T5">&lt;div</text:span><text:span text:style-name="T4"> </text:span><text:span text:style-name="T6">clase</text:span><text:span text:style-name="T4"> = </text:span><text:span text:style-name="T7">"loremIpsum"</text:span><text:span text:style-name="T4"> </text:span><text:span text:style-name="T5">&gt;</text:span></text:p>
      <text:p text:style-name="P3"><text:span text:style-name="T4">                </text:span><text:span text:style-name="T5">&lt;h1&gt;</text:span><text:span text:style-name="T4">Lorem ipsum</text:span><text:span text:style-name="T5">&lt;/h1&gt;</text:span></text:p>
      <text:p text:style-name="P3"><text:span text:style-name="T4">                </text:span><text:span text:style-name="T5">&lt;p&gt;</text:span><text:span text:style-name="T4">Lorem ipsum dolor sit amet, consectetur adipisicing elit. Et nisi facilis facere sint tempora? Quos a harum quisquam, sit ratione rem similique quod in est eius ducimus architecto voluptatibus odio.</text:span><text:span text:style-name="T5">&lt;/p&gt;</text:span></text:p>
      <text:p text:style-name="P3"><text:span text:style-name="T4">                </text:span><text:span text:style-name="T5">&lt;p&gt;</text:span><text:span text:style-name="T4">Lorem, ipsum dolor sit amet consectetur adipisicing elit. Sed, blanditiis reiciendis placeat corporis nostrum ipsa totam distinctio, id, tenetur repellat asperiores officiis natus eius optio dolor aspernatur officia error veniam.</text:span><text:span text:style-name="T5">&lt;/p&gt;</text:span></text:p>
      <text:p text:style-name="P3"><text:span text:style-name="T4">                </text:span><text:span text:style-name="T5">&lt;p&gt;</text:span><text:span text:style-name="T4">Lorem ipsum dolor, sit amet consectetur adipisicing elit. Voluptatum aliquid alias hic! Aut illo aspernatur, quo vero officia, hic totam adipisci architecto itaque quibusdam, repellat fuga nam nesciunt quos voluptatibus.</text:span><text:span text:style-name="T5">&lt;/p&gt;</text:span></text:p>
      <text:p text:style-name="P3"><text:span text:style-name="T4">                </text:span><text:span text:style-name="T5">&lt;p&gt;</text:span><text:span text:style-name="T4">Lorem ipsum, dolor sit amet consectetur adipisicing elit. Dicta quae laborum magni enim tenetur sit aut reprehenderit quos. Excepturi, laboriosam nemo amet placeat explicabo facilis aliquid rerum quas incidunt soluta!</text:span><text:span text:style-name="T5">&lt;/p&gt;</text:span></text:p>
      <text:p text:style-name="P3"><text:span text:style-name="T4">            </text:span><text:span text:style-name="T5">&lt;/div&gt;</text:span></text:p>
      <text:p text:style-name="P3"><text:span text:style-name="T4">            </text:span><text:span text:style-name="T5">&lt;/section&gt;</text:span></text:p>
      <text:p text:style-name="P3"><text:span text:style-name="T4">            </text:span><text:span text:style-name="T5">&lt;/main&gt;</text:span></text:p>
      <text:p text:style-name="P3"><text:span text:style-name="T4">        </text:span><text:span text:style-name="T5">&lt;/div&gt;</text:span></text:p>
      <text:p text:style-name="P3"><text:span text:style-name="T4">        </text:span><text:span text:style-name="T5">&lt;div</text:span><text:span text:style-name="T4"> </text:span><text:span text:style-name="T6">class</text:span><text:span text:style-name="T4"> = </text:span><text:span text:style-name="T7">"divDer"</text:span><text:span text:style-name="T5">&gt;</text:span><text:span text:style-name="T4"> </text:span></text:p>
      <text:p text:style-name="P3"><text:span text:style-name="T4">        </text:span><text:span text:style-name="T5">&lt;aside&gt;</text:span></text:p>
      <text:p text:style-name="P3"><text:span text:style-name="T4">          </text:span><text:span text:style-name="T5">&lt;h2&gt;</text:span><text:span text:style-name="T4">Lorem ipsum</text:span><text:span text:style-name="T5">&lt;/h2&gt;</text:span></text:p>
      <text:p text:style-name="P3"><text:span text:style-name="T4">          </text:span><text:span text:style-name="T5">&lt;ul&gt;</text:span></text:p>
      <text:p text:style-name="P3"><text:span text:style-name="T4">            </text:span><text:span text:style-name="T5">&lt;li&gt;</text:span><text:span text:style-name="T4">Lorem ipsum dolor sit amet</text:span><text:span text:style-name="T5">&lt;/li&gt;</text:span></text:p>
      <text:p text:style-name="P3"><text:span text:style-name="T4">            </text:span><text:span text:style-name="T5">&lt;li&gt;</text:span><text:span text:style-name="T4">Lorem ipsum dolor sit amet</text:span><text:span text:style-name="T5">&lt;/li&gt;</text:span></text:p>
      <text:p text:style-name="P3"><text:span text:style-name="T4">            </text:span><text:span text:style-name="T5">&lt;li&gt;</text:span><text:span text:style-name="T4">Lorem ipsum dolor sit amet</text:span><text:span text:style-name="T5">&lt;/li&gt;</text:span></text:p>
      <text:p text:style-name="P3"><text:span text:style-name="T4">          </text:span><text:span text:style-name="T5">&lt;/ul&gt;</text:span></text:p>
      <text:p text:style-name="P3"><text:span text:style-name="T4">        </text:span><text:span text:style-name="T5">&lt;/aside&gt;</text:span></text:p>
      <text:p text:style-name="P3"><text:span text:style-name="T4">        </text:span><text:span text:style-name="T5">&lt;/div&gt;</text:span></text:p>
      <text:p text:style-name="P3"><text:span text:style-name="T4">        </text:span><text:span text:style-name="T5">&lt;div&gt;</text:span><text:span text:style-name="T4"> </text:span></text:p>
      <text:p text:style-name="P3"><text:span text:style-name="T4">            </text:span><text:span text:style-name="T5">&lt;footer&gt;</text:span></text:p>
      <text:p text:style-name="P3"><text:span text:style-name="T4">            </text:span><text:span text:style-name="T5">&lt;p&gt;</text:span><text:span text:style-name="T4">Eniun</text:span><text:span text:style-name="T5">&lt;/p&gt;</text:span><text:span text:style-name="T4"> </text:span></text:p>
      <text:p text:style-name="P3"><text:span text:style-name="T4">            </text:span><text:span text:style-name="T5">&lt;/footer&gt;</text:span></text:p>
      <text:p text:style-name="P3"><text:span text:style-name="T4">        </text:span><text:span text:style-name="T5">&lt;/div&gt;</text:span></text:p>
      <text:p text:style-name="P3"><text:span text:style-name="T4">    </text:span><text:span text:style-name="T5">&lt;/div&gt;</text:span></text:p>
      <text:p text:style-name="P3"><text:span text:style-name="T4">    </text:span><text:span text:style-name="T5">&lt;/body&gt;</text:span></text:p>
      <text:p text:style-name="Standard"/>
      <text:p text:style-name="P2">&lt;/html&gt;</text:p>
      <text:list text:continue-numbering="true" text:style-name="L1">
        <text:list-item>
          <text:p text:style-name="P5"/>
        </text:list-item>
      </text:list>
      <text:p text:style-name="Standard"/>
      <text:h text:style-name="P1" text:outline-level="3">Creación de un <text:span text:style-name="Emphasis">Call to Action</text:span> con imagen de fondo</text:h>
      <text:p text:style-name="P6">Crea un contenedor de «<text:span text:style-name="Emphasis">Call to Action</text:span>» utilizando HTML y CSS. Sigue las siguientes instrucciones:</text:p>
      <text:list text:style-name="L2">
        <text:list-item>
          <text:p text:style-name="P8">Crea un contenedor con la clase <text:span text:style-name="Source_20_Text">cta-container</text:span>. Este contenedor servirá como el «Call to Action».</text:p>
        </text:list-item>
        <text:list-item>
          <text:p text:style-name="P8">Asigna una imagen de fondo al contenedor. Asegúrate de que la imagen de fondo cubra completamente el contenedor.</text:p>
        </text:list-item>
        <text:list-item>
          <text:p text:style-name="P8">Alinea verticalmente la imagen de fondo y colócala en el centro del contenedor.</text:p>
        </text:list-item>
        <text:list-item>
          <text:p text:style-name="P8">Evita que la imagen de fondo se repita.</text:p>
        </text:list-item>
        <text:list-item>
          <text:p text:style-name="P8">Alinea el contenido del «Call to Action» en el centro del contenedor.</text:p>
        </text:list-item>
        <text:list-item>
          <text:p text:style-name="P8">Agrega un relleno de 60px alrededor del contenido para darle espacio.</text:p>
        </text:list-item>
        <text:list-item>
          <text:p text:style-name="P8">Dentro del contenedor, crea un título (<text:span text:style-name="Source_20_Text">h2</text:span>) con la clase <text:span text:style-name="Source_20_Text">cta-text</text:span> que diga «¡Aprovecha nuestra oferta especial!». Ajusta el tamaño de fuente a 28px y utiliza negrita para el texto.</text:p>
        </text:list-item>
        <text:list-item>
          <text:p text:style-name="P8">Debajo del título, agrega un párrafo (<text:span text:style-name="Source_20_Text">p</text:span>) con la clase <text:span text:style-name="Source_20_Text">cta-text</text:span> que diga «Hasta un 40% de descuento en productos seleccionados.»</text:p>
        </text:list-item>
        <text:list-item>
          <text:p text:style-name="P9">Agrega un botón (<text:span text:style-name="Source_20_Text">button</text:span>) con la clase <text:span text:style-name="Source_20_Text">cta-button</text:span> que diga «Descubrir Ofertas». Estiliza el botón con un fondo de color <text:span text:style-name="Source_20_Text">#626bb2</text:span>, texto en blanco, relleno de 15px en vertical y 30px en horizontal, sin bordes visibles, bordes redondeados, un tamaño de fuente de 20px y texto en mayúscula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3T23:16:30.500000000</meta:creation-date>
    <dc:date>2024-06-04T02:18:03.894000000</dc:date>
    <meta:editing-duration>PT3H1M35S</meta:editing-duration>
    <meta:editing-cycles>2</meta:editing-cycles>
    <meta:generator>LibreOffice/7.6.4.1$Windows_X86_64 LibreOffice_project/e19e193f88cd6c0525a17fb7a176ed8e6a3e2aa1</meta:generator>
    <meta:print-date>2024-06-03T23:17:53.412000000</meta:print-date>
    <meta:document-statistic meta:table-count="0" meta:image-count="0" meta:object-count="0" meta:page-count="3" meta:paragraph-count="79" meta:word-count="837" meta:character-count="5528" meta:non-whitespace-character-count="4301"/>
  </office:meta>
</office:document-meta>
</file>